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336cm" svg:height="11.845cm" svg:x="0.274cm" svg:y="18.339cm">
            <draw:object draw:notify-on-update-of-ranges="Sheet1.A32:Sheet1.A32 Sheet1.A33:Sheet1.A36 Sheet1.B32:Sheet1.B32 Sheet1.B33:Sheet1.B36 Sheet1.C32:Sheet1.C32 Sheet1.C33:Sheet1.C36 Sheet1.D32:Sheet1.D32 Sheet1.D33:Sheet1.D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ad Balancing</text:p>
          </table:table-cell>
          <table:table-cell/>
          <table:table-cell office:value-type="string" calcext:value-type="string">
            <text:p>#n thread per rank"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59162776" calcext:value-type="float">
            <text:p>3859162776</text:p>
          </table:table-cell>
          <table:table-cell office:value-type="float" office:value="19086681888" calcext:value-type="float">
            <text:p>19086681888</text:p>
          </table:table-cell>
          <table:table-cell table:style-name="ce1" office:value-type="float" office:value="0.306186" calcext:value-type="float">
            <text:p>3.06E-01</text:p>
          </table:table-cell>
          <table:table-cell/>
          <table:table-cell office:value-type="float" office:value="69.416838" calcext:value-type="float">
            <text:p>69.416838</text:p>
          </table:table-cell>
          <table:table-cell office:value-type="float" office:value="5.127489" calcext:value-type="float">
            <text:p>5.127489</text:p>
          </table:table-cell>
          <table:table-cell office:value-type="float" office:value="27.562894" calcext:value-type="float">
            <text:p>27.562894</text:p>
          </table:table-cell>
          <table:table-cell office:value-type="float" office:value="12.134253" calcext:value-type="float">
            <text:p>12.134253</text:p>
          </table:table-cell>
          <table:table-cell office:value-type="float" office:value="10.65507" calcext:value-type="float">
            <text:p>10.65507</text:p>
          </table:table-cell>
          <table:table-cell office:value-type="float" office:value="6.50923" calcext:value-type="float">
            <text:p>6.50923</text:p>
          </table:table-cell>
          <table:table-cell office:value-type="float" office:value="5.793788" calcext:value-type="float">
            <text:p>5.793788</text:p>
          </table:table-cell>
          <table:table-cell/>
          <table:table-cell office:value-type="float" office:value="0.267192" calcext:value-type="float">
            <text:p>0.267192</text:p>
          </table:table-cell>
          <table:table-cell office:value-type="float" office:value="0.193030158034484" calcext:value-type="float">
            <text:p>0.193030158034484</text:p>
          </table:table-cell>
          <table:table-cell office:value-type="float" office:value="0.41569893387223" calcext:value-type="float">
            <text:p>0.41569893387223</text:p>
          </table:table-cell>
        </table:table-row>
        <table:table-row table:style-name="ro1">
          <table:table-cell office:value-type="string" calcext:value-type="string">
            <text:p>work stea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56283854" calcext:value-type="float">
            <text:p>3856283854</text:p>
          </table:table-cell>
          <table:table-cell office:value-type="float" office:value="19079758656" calcext:value-type="float">
            <text:p>19079758656</text:p>
          </table:table-cell>
          <table:table-cell table:style-name="ce1" office:value-type="float" office:value="0.304273" calcext:value-type="float">
            <text:p>3.04E-01</text:p>
          </table:table-cell>
          <table:table-cell/>
          <table:table-cell office:value-type="float" office:value="70.15681" calcext:value-type="float">
            <text:p>70.15681</text:p>
          </table:table-cell>
          <table:table-cell office:value-type="float" office:value="5.078739" calcext:value-type="float">
            <text:p>5.078739</text:p>
          </table:table-cell>
          <table:table-cell office:value-type="float" office:value="29.033532" calcext:value-type="float">
            <text:p>29.033532</text:p>
          </table:table-cell>
          <table:table-cell office:value-type="float" office:value="12.07258" calcext:value-type="float">
            <text:p>12.07258</text:p>
          </table:table-cell>
          <table:table-cell office:value-type="float" office:value="10.368321" calcext:value-type="float">
            <text:p>10.368321</text:p>
          </table:table-cell>
          <table:table-cell office:value-type="float" office:value="6.367147" calcext:value-type="float">
            <text:p>6.367147</text:p>
          </table:table-cell>
          <table:table-cell office:value-type="float" office:value="5.811347" calcext:value-type="float">
            <text:p>5.811347</text:p>
          </table:table-cell>
          <table:table-cell/>
          <table:table-cell office:value-type="float" office:value="0.272026" calcext:value-type="float">
            <text:p>0.272026</text:p>
          </table:table-cell>
          <table:table-cell office:value-type="float" office:value="0.191836717591157" calcext:value-type="float">
            <text:p>0.191836717591157</text:p>
          </table:table-cell>
          <table:table-cell office:value-type="float" office:value="0.416337568164258" calcext:value-type="float">
            <text:p>0.416337568164258</text:p>
          </table:table-cell>
        </table:table-row>
        <table:table-row table:style-name="ro1">
          <table:table-cell office:value-type="string" calcext:value-type="string">
            <text:p>equalize_childr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50116144" calcext:value-type="float">
            <text:p>3850116144</text:p>
          </table:table-cell>
          <table:table-cell office:value-type="float" office:value="18787149504" calcext:value-type="float">
            <text:p>18787149504</text:p>
          </table:table-cell>
          <table:table-cell table:style-name="ce1" office:value-type="float" office:value="0.312328" calcext:value-type="float">
            <text:p>3.12E-01</text:p>
          </table:table-cell>
          <table:table-cell/>
          <table:table-cell office:value-type="float" office:value="62.930422" calcext:value-type="float">
            <text:p>62.930422</text:p>
          </table:table-cell>
          <table:table-cell office:value-type="float" office:value="4.979663" calcext:value-type="float">
            <text:p>4.979663</text:p>
          </table:table-cell>
          <table:table-cell office:value-type="float" office:value="23.230019" calcext:value-type="float">
            <text:p>23.230019</text:p>
          </table:table-cell>
          <table:table-cell office:value-type="float" office:value="10.567624" calcext:value-type="float">
            <text:p>10.567624</text:p>
          </table:table-cell>
          <table:table-cell office:value-type="float" office:value="8.880994" calcext:value-type="float">
            <text:p>8.880994</text:p>
          </table:table-cell>
          <table:table-cell office:value-type="float" office:value="6.034168" calcext:value-type="float">
            <text:p>6.034168</text:p>
          </table:table-cell>
          <table:table-cell office:value-type="float" office:value="7.528413" calcext:value-type="float">
            <text:p>7.528413</text:p>
          </table:table-cell>
          <table:table-cell/>
          <table:table-cell office:value-type="float" office:value="0.104969" calcext:value-type="float">
            <text:p>0.104969</text:p>
          </table:table-cell>
          <table:table-cell office:value-type="float" office:value="0.170070863909093" calcext:value-type="float">
            <text:p>0.170070863909093</text:p>
          </table:table-cell>
          <table:table-cell office:value-type="float" office:value="0.110163308359224" calcext:value-type="float">
            <text:p>0.110163308359224</text:p>
          </table:table-cell>
        </table:table-row>
        <table:table-row table:style-name="ro1">
          <table:table-cell office:value-type="string" calcext:value-type="string">
            <text:p>work stealing</text:p>
            <text:p>+ equalize_childr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49764393" calcext:value-type="float">
            <text:p>3849764393</text:p>
          </table:table-cell>
          <table:table-cell office:value-type="float" office:value="18765669600" calcext:value-type="float">
            <text:p>18765669600</text:p>
          </table:table-cell>
          <table:table-cell table:style-name="ce1" office:value-type="float" office:value="0.312328" calcext:value-type="float">
            <text:p>3.12E-01</text:p>
          </table:table-cell>
          <table:table-cell/>
          <table:table-cell office:value-type="float" office:value="62.354067" calcext:value-type="float">
            <text:p>62.354067</text:p>
          </table:table-cell>
          <table:table-cell office:value-type="float" office:value="5.027741" calcext:value-type="float">
            <text:p>5.027741</text:p>
          </table:table-cell>
          <table:table-cell office:value-type="float" office:value="22.831927" calcext:value-type="float">
            <text:p>22.831927</text:p>
          </table:table-cell>
          <table:table-cell office:value-type="float" office:value="10.556816" calcext:value-type="float">
            <text:p>10.556816</text:p>
          </table:table-cell>
          <table:table-cell office:value-type="float" office:value="8.755667" calcext:value-type="float">
            <text:p>8.755667</text:p>
          </table:table-cell>
          <table:table-cell office:value-type="float" office:value="6.294386" calcext:value-type="float">
            <text:p>6.294386</text:p>
          </table:table-cell>
          <table:table-cell office:value-type="float" office:value="7.696875" calcext:value-type="float">
            <text:p>7.696875</text:p>
          </table:table-cell>
          <table:table-cell/>
          <table:table-cell office:value-type="float" office:value="0.114351" calcext:value-type="float">
            <text:p>0.114351</text:p>
          </table:table-cell>
          <table:table-cell office:value-type="float" office:value="0.169524274972141" calcext:value-type="float">
            <text:p>0.169524274972141</text:p>
          </table:table-cell>
          <table:table-cell office:value-type="float" office:value="0.110576129082013" calcext:value-type="float">
            <text:p>0.110576129082013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ad Balancing</text:p>
          </table:table-cell>
          <table:table-cell/>
          <table:table-cell office:value-type="string" calcext:value-type="string">
            <text:p>#n thread per rank"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79710520" calcext:value-type="float">
            <text:p>2479710520</text:p>
          </table:table-cell>
          <table:table-cell office:value-type="float" office:value="33349039632" calcext:value-type="float">
            <text:p>33349039632</text:p>
          </table:table-cell>
          <table:table-cell table:style-name="ce1" office:value-type="float" office:value="0.65491" calcext:value-type="float">
            <text:p>6.55E-01</text:p>
          </table:table-cell>
          <table:table-cell/>
          <table:table-cell office:value-type="float" office:value="51.508529" calcext:value-type="float">
            <text:p>51.508529</text:p>
          </table:table-cell>
          <table:table-cell office:value-type="float" office:value="2.202728" calcext:value-type="float">
            <text:p>2.202728</text:p>
          </table:table-cell>
          <table:table-cell office:value-type="float" office:value="19.098987" calcext:value-type="float">
            <text:p>19.098987</text:p>
          </table:table-cell>
          <table:table-cell office:value-type="float" office:value="16.651874" calcext:value-type="float">
            <text:p>16.651874</text:p>
          </table:table-cell>
          <table:table-cell office:value-type="float" office:value="1.146591" calcext:value-type="float">
            <text:p>1.146591</text:p>
          </table:table-cell>
          <table:table-cell office:value-type="float" office:value="1.784456" calcext:value-type="float">
            <text:p>1.784456</text:p>
          </table:table-cell>
          <table:table-cell office:value-type="float" office:value="9.53122" calcext:value-type="float">
            <text:p>9.53122</text:p>
          </table:table-cell>
          <table:table-cell/>
          <table:table-cell office:value-type="float" office:value="0.108614" calcext:value-type="float">
            <text:p>0.108614</text:p>
          </table:table-cell>
          <table:table-cell office:value-type="float" office:value="0.74228788225365" calcext:value-type="float">
            <text:p>0.74228788225365</text:p>
          </table:table-cell>
          <table:table-cell office:value-type="float" office:value="0.0366025422461857" calcext:value-type="float">
            <text:p>0.0366025422461857</text:p>
          </table:table-cell>
        </table:table-row>
        <table:table-row table:style-name="ro1">
          <table:table-cell office:value-type="string" calcext:value-type="string">
            <text:p>work stea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822493267" calcext:value-type="float">
            <text:p>2822493267</text:p>
          </table:table-cell>
          <table:table-cell office:value-type="float" office:value="32891619024" calcext:value-type="float">
            <text:p>32891619024</text:p>
          </table:table-cell>
          <table:table-cell table:style-name="ce1" office:value-type="float" office:value="0.576613" calcext:value-type="float">
            <text:p>5.77E-01</text:p>
          </table:table-cell>
          <table:table-cell/>
          <table:table-cell office:value-type="float" office:value="51.312884" calcext:value-type="float">
            <text:p>51.312884</text:p>
          </table:table-cell>
          <table:table-cell office:value-type="float" office:value="2.236744" calcext:value-type="float">
            <text:p>2.236744</text:p>
          </table:table-cell>
          <table:table-cell office:value-type="float" office:value="18.255497" calcext:value-type="float">
            <text:p>18.255497</text:p>
          </table:table-cell>
          <table:table-cell office:value-type="float" office:value="17.830333" calcext:value-type="float">
            <text:p>17.830333</text:p>
          </table:table-cell>
          <table:table-cell office:value-type="float" office:value="0.981802" calcext:value-type="float">
            <text:p>0.981802</text:p>
          </table:table-cell>
          <table:table-cell office:value-type="float" office:value="1.625258" calcext:value-type="float">
            <text:p>1.625258</text:p>
          </table:table-cell>
          <table:table-cell office:value-type="float" office:value="9.275386" calcext:value-type="float">
            <text:p>9.275386</text:p>
          </table:table-cell>
          <table:table-cell/>
          <table:table-cell office:value-type="float" office:value="0.083821" calcext:value-type="float">
            <text:p>0.083821</text:p>
          </table:table-cell>
          <table:table-cell office:value-type="float" office:value="0.369907742526892" calcext:value-type="float">
            <text:p>0.369907742526892</text:p>
          </table:table-cell>
          <table:table-cell office:value-type="float" office:value="0.0202554947360259" calcext:value-type="float">
            <text:p>0.0202554947360259</text:p>
          </table:table-cell>
        </table:table-row>
        <table:table-row table:style-name="ro1">
          <table:table-cell office:value-type="string" calcext:value-type="string">
            <text:p>equalize_childr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77214251" calcext:value-type="float">
            <text:p>2477214251</text:p>
          </table:table-cell>
          <table:table-cell office:value-type="float" office:value="33054048000" calcext:value-type="float">
            <text:p>33054048000</text:p>
          </table:table-cell>
          <table:table-cell table:style-name="ce1" office:value-type="float" office:value="0.655486" calcext:value-type="float">
            <text:p>6.55E-01</text:p>
          </table:table-cell>
          <table:table-cell/>
          <table:table-cell office:value-type="float" office:value="54.845461" calcext:value-type="float">
            <text:p>54.845461</text:p>
          </table:table-cell>
          <table:table-cell office:value-type="float" office:value="2.563226" calcext:value-type="float">
            <text:p>2.563226</text:p>
          </table:table-cell>
          <table:table-cell office:value-type="float" office:value="18.321382" calcext:value-type="float">
            <text:p>18.321382</text:p>
          </table:table-cell>
          <table:table-cell office:value-type="float" office:value="16.45843" calcext:value-type="float">
            <text:p>16.45843</text:p>
          </table:table-cell>
          <table:table-cell office:value-type="float" office:value="1.242812" calcext:value-type="float">
            <text:p>1.242812</text:p>
          </table:table-cell>
          <table:table-cell office:value-type="float" office:value="1.886951" calcext:value-type="float">
            <text:p>1.886951</text:p>
          </table:table-cell>
          <table:table-cell office:value-type="float" office:value="13.17484" calcext:value-type="float">
            <text:p>13.17484</text:p>
          </table:table-cell>
          <table:table-cell/>
          <table:table-cell office:value-type="float" office:value="0.096814" calcext:value-type="float">
            <text:p>0.096814</text:p>
          </table:table-cell>
          <table:table-cell office:value-type="float" office:value="1.12820395258721" calcext:value-type="float">
            <text:p>1.12820395258721</text:p>
          </table:table-cell>
          <table:table-cell office:value-type="float" office:value="0.0109769846041247" calcext:value-type="float">
            <text:p>0.0109769846041247</text:p>
          </table:table-cell>
        </table:table-row>
        <table:table-row table:style-name="ro1">
          <table:table-cell office:value-type="string" calcext:value-type="string">
            <text:p>work stealing</text:p>
            <text:p>+ equalize_childr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807405569" calcext:value-type="float">
            <text:p>2807405569</text:p>
          </table:table-cell>
          <table:table-cell office:value-type="float" office:value="32654644128" calcext:value-type="float">
            <text:p>32654644128</text:p>
          </table:table-cell>
          <table:table-cell table:style-name="ce1" office:value-type="float" office:value="0.57921" calcext:value-type="float">
            <text:p>5.79E-01</text:p>
          </table:table-cell>
          <table:table-cell/>
          <table:table-cell office:value-type="float" office:value="52.575022" calcext:value-type="float">
            <text:p>52.575022</text:p>
          </table:table-cell>
          <table:table-cell office:value-type="float" office:value="2.220483" calcext:value-type="float">
            <text:p>2.220483</text:p>
          </table:table-cell>
          <table:table-cell office:value-type="float" office:value="18.314128" calcext:value-type="float">
            <text:p>18.314128</text:p>
          </table:table-cell>
          <table:table-cell office:value-type="float" office:value="17.683416" calcext:value-type="float">
            <text:p>17.683416</text:p>
          </table:table-cell>
          <table:table-cell office:value-type="float" office:value="1.024198" calcext:value-type="float">
            <text:p>1.024198</text:p>
          </table:table-cell>
          <table:table-cell office:value-type="float" office:value="1.59682" calcext:value-type="float">
            <text:p>1.59682</text:p>
          </table:table-cell>
          <table:table-cell office:value-type="float" office:value="10.729648" calcext:value-type="float">
            <text:p>10.729648</text:p>
          </table:table-cell>
          <table:table-cell/>
          <table:table-cell office:value-type="float" office:value="0.079898" calcext:value-type="float">
            <text:p>0.079898</text:p>
          </table:table-cell>
          <table:table-cell office:value-type="float" office:value="0.692255189296495" calcext:value-type="float">
            <text:p>0.692255189296495</text:p>
          </table:table-cell>
          <table:table-cell office:value-type="float" office:value="0.00846623392728832" calcext:value-type="float">
            <text:p>0.0084662339272883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erase_create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ad Balancing</text:p>
          </table:table-cell>
          <table:table-cell/>
          <table:table-cell office:value-type="string" calcext:value-type="string">
            <text:p>#n thread per rank"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40592" calcext:value-type="float">
            <text:p>24321440592</text:p>
          </table:table-cell>
          <table:table-cell table:style-name="ce1" office:value-type="float" office:value="1" calcext:value-type="float">
            <text:p>1.00E+00</text:p>
          </table:table-cell>
          <table:table-cell/>
          <table:table-cell office:value-type="float" office:value="46.241963" calcext:value-type="float">
            <text:p>46.241963</text:p>
          </table:table-cell>
          <table:table-cell office:value-type="float" office:value="0.668219" calcext:value-type="float">
            <text:p>0.668219</text:p>
          </table:table-cell>
          <table:table-cell office:value-type="float" office:value="22.027913" calcext:value-type="float">
            <text:p>22.027913</text:p>
          </table:table-cell>
          <table:table-cell office:value-type="float" office:value="14.216324" calcext:value-type="float">
            <text:p>14.216324</text:p>
          </table:table-cell>
          <table:table-cell office:value-type="float" office:value="0.052503" calcext:value-type="float">
            <text:p>0.052503</text:p>
          </table:table-cell>
          <table:table-cell office:value-type="float" office:value="0.120984" calcext:value-type="float">
            <text:p>0.120984</text:p>
          </table:table-cell>
          <table:table-cell office:value-type="float" office:value="7.703824" calcext:value-type="float">
            <text:p>7.703824</text:p>
          </table:table-cell>
          <table:table-cell/>
          <table:table-cell office:value-type="float" office:value="0.502247" calcext:value-type="float">
            <text:p>0.502247</text:p>
          </table:table-cell>
          <table:table-cell office:value-type="float" office:value="0.7429167950166" calcext:value-type="float">
            <text:p>0.7429167950166</text:p>
          </table:table-cell>
          <table:table-cell office:value-type="float" office:value="0.819123645765991" calcext:value-type="float">
            <text:p>0.819123645765991</text:p>
          </table:table-cell>
        </table:table-row>
        <table:table-row table:style-name="ro1">
          <table:table-cell office:value-type="string" calcext:value-type="string">
            <text:p>work stea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40592" calcext:value-type="float">
            <text:p>24321440592</text:p>
          </table:table-cell>
          <table:table-cell table:style-name="ce1" office:value-type="float" office:value="1" calcext:value-type="float">
            <text:p>1.00E+00</text:p>
          </table:table-cell>
          <table:table-cell/>
          <table:table-cell office:value-type="float" office:value="39.129937" calcext:value-type="float">
            <text:p>39.129937</text:p>
          </table:table-cell>
          <table:table-cell office:value-type="float" office:value="0.64357" calcext:value-type="float">
            <text:p>0.64357</text:p>
          </table:table-cell>
          <table:table-cell office:value-type="float" office:value="15.502472" calcext:value-type="float">
            <text:p>15.502472</text:p>
          </table:table-cell>
          <table:table-cell office:value-type="float" office:value="13.247484" calcext:value-type="float">
            <text:p>13.247484</text:p>
          </table:table-cell>
          <table:table-cell office:value-type="float" office:value="0.048426" calcext:value-type="float">
            <text:p>0.048426</text:p>
          </table:table-cell>
          <table:table-cell office:value-type="float" office:value="0.087109" calcext:value-type="float">
            <text:p>0.087109</text:p>
          </table:table-cell>
          <table:table-cell office:value-type="float" office:value="8.128214" calcext:value-type="float">
            <text:p>8.128214</text:p>
          </table:table-cell>
          <table:table-cell/>
          <table:table-cell office:value-type="float" office:value="0.211349" calcext:value-type="float">
            <text:p>0.211349</text:p>
          </table:table-cell>
          <table:table-cell office:value-type="float" office:value="0.22896943560256" calcext:value-type="float">
            <text:p>0.22896943560256</text:p>
          </table:table-cell>
          <table:table-cell office:value-type="float" office:value="0.292495522750407" calcext:value-type="float">
            <text:p>0.292495522750407</text:p>
          </table:table-cell>
        </table:table-row>
        <table:table-row table:style-name="ro1">
          <table:table-cell office:value-type="string" calcext:value-type="string">
            <text:p>equalize_childr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40592" calcext:value-type="float">
            <text:p>24321440592</text:p>
          </table:table-cell>
          <table:table-cell table:style-name="ce1" office:value-type="float" office:value="1" calcext:value-type="float">
            <text:p>1.00E+00</text:p>
          </table:table-cell>
          <table:table-cell/>
          <table:table-cell office:value-type="float" office:value="35.053927" calcext:value-type="float">
            <text:p>35.053927</text:p>
          </table:table-cell>
          <table:table-cell office:value-type="float" office:value="1.305749" calcext:value-type="float">
            <text:p>1.305749</text:p>
          </table:table-cell>
          <table:table-cell office:value-type="float" office:value="12.332769" calcext:value-type="float">
            <text:p>12.332769</text:p>
          </table:table-cell>
          <table:table-cell office:value-type="float" office:value="10.178856" calcext:value-type="float">
            <text:p>10.178856</text:p>
          </table:table-cell>
          <table:table-cell office:value-type="float" office:value="0.678355" calcext:value-type="float">
            <text:p>0.678355</text:p>
          </table:table-cell>
          <table:table-cell office:value-type="float" office:value="1.073929" calcext:value-type="float">
            <text:p>1.073929</text:p>
          </table:table-cell>
          <table:table-cell office:value-type="float" office:value="8.768642" calcext:value-type="float">
            <text:p>8.768642</text:p>
          </table:table-cell>
          <table:table-cell/>
          <table:table-cell office:value-type="float" office:value="0.140981" calcext:value-type="float">
            <text:p>0.140981</text:p>
          </table:table-cell>
          <table:table-cell office:value-type="float" office:value="47.3383304240682" calcext:value-type="float">
            <text:p>47.3383304240682</text:p>
          </table:table-cell>
          <table:table-cell office:value-type="float" office:value="0.0238456447432133" calcext:value-type="float">
            <text:p>0.0238456447432133</text:p>
          </table:table-cell>
        </table:table-row>
        <table:table-row table:style-name="ro2">
          <table:table-cell office:value-type="string" calcext:value-type="string">
            <text:p>work stealing</text:p>
            <text:p>+ equalize_childr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40592" calcext:value-type="float">
            <text:p>24321440592</text:p>
          </table:table-cell>
          <table:table-cell table:style-name="ce1" office:value-type="float" office:value="1" calcext:value-type="float">
            <text:p>1.00E+00</text:p>
          </table:table-cell>
          <table:table-cell/>
          <table:table-cell office:value-type="float" office:value="32.432781" calcext:value-type="float">
            <text:p>32.432781</text:p>
          </table:table-cell>
          <table:table-cell office:value-type="float" office:value="0.462013" calcext:value-type="float">
            <text:p>0.462013</text:p>
          </table:table-cell>
          <table:table-cell office:value-type="float" office:value="12.563296" calcext:value-type="float">
            <text:p>12.563296</text:p>
          </table:table-cell>
          <table:table-cell office:value-type="float" office:value="10.767301" calcext:value-type="float">
            <text:p>10.767301</text:p>
          </table:table-cell>
          <table:table-cell office:value-type="float" office:value="0.05114" calcext:value-type="float">
            <text:p>0.05114</text:p>
          </table:table-cell>
          <table:table-cell office:value-type="float" office:value="0.068378" calcext:value-type="float">
            <text:p>0.068378</text:p>
          </table:table-cell>
          <table:table-cell office:value-type="float" office:value="6.887031" calcext:value-type="float">
            <text:p>6.887031</text:p>
          </table:table-cell>
          <table:table-cell/>
          <table:table-cell office:value-type="float" office:value="0.031953" calcext:value-type="float">
            <text:p>0.031953</text:p>
          </table:table-cell>
          <table:table-cell office:value-type="float" office:value="0.26416127596947" calcext:value-type="float">
            <text:p>0.26416127596947</text:p>
          </table:table-cell>
          <table:table-cell office:value-type="float" office:value="0.0124508631326553" calcext:value-type="float">
            <text:p>0.0124508631326553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weak split-merge</text:p>
          </table:table-cell>
          <table:table-cell office:value-type="string" calcext:value-type="string">
            <text:p>weak erase-create</text:p>
          </table:table-cell>
          <table:table-cell office:value-type="string" calcext:value-type="string">
            <text:p>strong erase-create</text:p>
          </table:table-cell>
          <table:table-cell table:number-columns-repeated="17"/>
        </table:table-row>
        <table:table-row table:style-name="ro1">
          <table:table-cell table:formula="of:=[.A25]" office:value-type="string" office:string-value="None" calcext:value-type="string">
            <text:p>None</text:p>
          </table:table-cell>
          <table:table-cell table:formula="of:=[.K$5]/[.K5]" office:value-type="float" office:value="1" calcext:value-type="float">
            <text:p>1</text:p>
          </table:table-cell>
          <table:table-cell table:formula="of:=[.K$15]/[.K15]" office:value-type="float" office:value="1" calcext:value-type="float">
            <text:p>1</text:p>
          </table:table-cell>
          <table:table-cell table:formula="of:=[.K$25]/[.K25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26]" office:value-type="string" office:string-value="work stealing" calcext:value-type="string">
            <text:p>work stealing</text:p>
          </table:table-cell>
          <table:table-cell table:formula="of:=[.K$5]/[.K6]" office:value-type="float" office:value="0.989452599113329" calcext:value-type="float">
            <text:p>0.989452599113329</text:p>
          </table:table-cell>
          <table:table-cell table:formula="of:=[.K$15]/[.K16]" office:value-type="float" office:value="1.00381278510871" calcext:value-type="float">
            <text:p>1.00381278510871</text:p>
          </table:table-cell>
          <table:table-cell table:formula="of:=[.K$25]/[.K26]" office:value-type="float" office:value="1.1817540876695" calcext:value-type="float">
            <text:p>1.1817540876695</text:p>
          </table:table-cell>
          <table:table-cell table:number-columns-repeated="17"/>
        </table:table-row>
        <table:table-row table:style-name="ro1">
          <table:table-cell table:formula="of:=[.A27]" office:value-type="string" office:string-value="equalize_children" calcext:value-type="string">
            <text:p>equalize_children</text:p>
          </table:table-cell>
          <table:table-cell table:formula="of:=[.K$5]/[.K7]" office:value-type="float" office:value="1.10307281905721" calcext:value-type="float">
            <text:p>1.10307281905721</text:p>
          </table:table-cell>
          <table:table-cell table:formula="of:=[.K$15]/[.K17]" office:value-type="float" office:value="0.939157553986099" calcext:value-type="float">
            <text:p>0.939157553986099</text:p>
          </table:table-cell>
          <table:table-cell table:formula="of:=[.K$25]/[.K27]" office:value-type="float" office:value="1.31916640894471" calcext:value-type="float">
            <text:p>1.31916640894471</text:p>
          </table:table-cell>
          <table:table-cell table:number-columns-repeated="17"/>
        </table:table-row>
        <table:table-row table:style-name="ro1">
          <table:table-cell table:formula="of:=[.A28]" office:value-type="string" office:string-value="work stealing&#10;+ equalize_children" calcext:value-type="string">
            <text:p>work stealing</text:p>
            <text:p>+ equalize_children</text:p>
          </table:table-cell>
          <table:table-cell table:formula="of:=[.K$5]/[.K8]" office:value-type="float" office:value="1.1132688105172" calcext:value-type="float">
            <text:p>1.1132688105172</text:p>
          </table:table-cell>
          <table:table-cell table:formula="of:=[.K$15]/[.K18]" office:value-type="float" office:value="0.979714834926745" calcext:value-type="float">
            <text:p>0.979714834926745</text:p>
          </table:table-cell>
          <table:table-cell table:formula="of:=[.K$25]/[.K28]" office:value-type="float" office:value="1.42577853561186" calcext:value-type="float">
            <text:p>1.4257785356118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7T17:47:28.098398944</dc:date>
    <meta:editing-duration>PT10M33S</meta:editing-duration>
    <meta:editing-cycles>3</meta:editing-cycles>
    <meta:generator>LibreOffice/7.2.4.1$Linux_X86_64 LibreOffice_project/20$Build-1</meta:generator>
    <meta:document-statistic meta:table-count="1" meta:cell-count="2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37cm" svg:height="11.846cm" xlink:href=".." xlink:type="simple" chart:class="chart:bar" chart:style-name="ch1">
        <chart:legend chart:legend-position="end" svg:x="3.282cm" svg:y="0.313cm" style:legend-expansion="custom" svg:width="12.061cm" svg:height="1.108cm" style:legend-expansion-aspect-ratio="10.8853790613718" chart:style-name="ch2"/>
        <chart:plot-area chart:style-name="ch3" table:cell-range-address="Sheet1.A32:Sheet1.D36" chart:data-source-has-labels="both" svg:x="0.705cm" svg:y="0.866cm" svg:width="16.324cm" svg:height="10.496cm">
          <chart:coordinate-region svg:x="1.432cm" svg:y="1.065cm" svg:width="15.597cm" svg:height="9.253cm"/>
          <chart:axis chart:dimension="x" chart:name="primary-x" chart:style-name="ch4" chartooo:axis-type="auto">
            <chartooo:date-scale/>
            <chart:title svg:x="7.024cm" svg:y="11.286cm" chart:style-name="ch5">
              <text:p>Load balancing methods</text:p>
            </chart:title>
            <chart:categories table:cell-range-address="Sheet1.A33:Sheet1.A36"/>
          </chart:axis>
          <chart:axis chart:dimension="y" chart:name="primary-y" chart:style-name="ch6">
            <chart:title svg:x="0cm" svg:y="6.833cm" chart:style-name="ch7">
              <text:p>Speedup</text:p>
            </chart:title>
            <chart:grid chart:style-name="ch8" chart:class="major"/>
          </chart:axis>
          <chart:series chart:style-name="ch9" chart:values-cell-range-address="Sheet1.B33:Sheet1.B36" chart:label-cell-address="Sheet1.B32:Sheet1.B32" chart:class="chart:bar">
            <chart:data-point chart:repeated="4"/>
          </chart:series>
          <chart:series chart:style-name="ch10" chart:values-cell-range-address="Sheet1.C33:Sheet1.C36" chart:label-cell-address="Sheet1.C32:Sheet1.C32" chart:class="chart:bar">
            <chart:data-point chart:repeated="4"/>
          </chart:series>
          <chart:series chart:style-name="ch11" chart:values-cell-range-address="Sheet1.D33:Sheet1.D36" chart:label-cell-address="Sheet1.D32:Sheet1.D3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plit-merge</text:p>
                <draw:g>
                  <svg:desc>Sheet1.B32:Sheet1.B32</svg:desc>
                </draw:g>
              </table:table-cell>
              <table:table-cell office:value-type="string">
                <text:p>weak erase-create</text:p>
                <draw:g>
                  <svg:desc>Sheet1.C32:Sheet1.C32</svg:desc>
                </draw:g>
              </table:table-cell>
              <table:table-cell office:value-type="string">
                <text:p>strong erase-create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33:Sheet1.A36</svg:desc>
                </draw:g>
              </table:table-cell>
              <table:table-cell office:value-type="float" office:value="1">
                <text:p>1</text:p>
                <draw:g>
                  <svg:desc>Sheet1.B33:Sheet1.B36</svg:desc>
                </draw:g>
              </table:table-cell>
              <table:table-cell office:value-type="float" office:value="1">
                <text:p>1</text:p>
                <draw:g>
                  <svg:desc>Sheet1.C33:Sheet1.C36</svg:desc>
                </draw:g>
              </table:table-cell>
              <table:table-cell office:value-type="float" office:value="1">
                <text:p>1</text:p>
                <draw:g>
                  <svg:desc>Sheet1.D33:Sheet1.D36</svg:desc>
                </draw:g>
              </table:table-cell>
            </table:table-row>
            <table:table-row>
              <table:table-cell office:value-type="string">
                <text:p>work stealing</text:p>
              </table:table-cell>
              <table:table-cell office:value-type="float" office:value="0.989452599113329">
                <text:p>0.989452599113329</text:p>
              </table:table-cell>
              <table:table-cell office:value-type="float" office:value="1.00381278510871">
                <text:p>1.00381278510871</text:p>
              </table:table-cell>
              <table:table-cell office:value-type="float" office:value="1.1817540876695">
                <text:p>1.1817540876695</text:p>
              </table:table-cell>
            </table:table-row>
            <table:table-row>
              <table:table-cell office:value-type="string">
                <text:p>equalize_children</text:p>
              </table:table-cell>
              <table:table-cell office:value-type="float" office:value="1.10307281905721">
                <text:p>1.10307281905721</text:p>
              </table:table-cell>
              <table:table-cell office:value-type="float" office:value="0.939157553986099">
                <text:p>0.939157553986099</text:p>
              </table:table-cell>
              <table:table-cell office:value-type="float" office:value="1.31916640894471">
                <text:p>1.31916640894471</text:p>
              </table:table-cell>
            </table:table-row>
            <table:table-row>
              <table:table-cell office:value-type="string">
                <text:p>work stealing
+ equalize_children</text:p>
              </table:table-cell>
              <table:table-cell office:value-type="float" office:value="1.1132688105172">
                <text:p>1.1132688105172</text:p>
              </table:table-cell>
              <table:table-cell office:value-type="float" office:value="0.979714834926745">
                <text:p>0.979714834926745</text:p>
              </table:table-cell>
              <table:table-cell office:value-type="float" office:value="1.42577853561186">
                <text:p>1.42577853561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